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7pt" fo:font-weight="normal" style:font-size-asian="7pt" style:font-weight-asian="normal" style:font-size-complex="7pt" style:font-weight-complex="normal"/>
    </style:style>
    <style:style style:name="P7" style:family="paragraph" style:parent-style-name="Standard">
      <style:paragraph-properties fo:text-align="center" style:justify-single-word="false" style:writing-mode="lr-tb"/>
      <style:text-properties style:font-name="sans-serif" fo:font-size="14pt" fo:font-weight="bold" style:font-size-asian="14pt" style:font-weight-asian="bold" style:font-size-complex="14pt" style:font-weight-complex="bold"/>
    </style:style>
    <style:style style:name="T1" style:family="text">
      <style:text-properties style:font-name="sans-serif"/>
    </style:style>
    <style:style style:name="T2" style:family="text">
      <style:text-properties style:font-name="sans-serif" fo:font-size="13.5pt"/>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CS 350</text:span>–<text:span text:style-name="T1">Fall 2013</text:span></text:p>
      <text:p text:style-name="P7">Programming Assignment #1</text:p>
      <text:p text:style-name="P7">The Pathfinder</text:p>
      <text:p text:style-name="P1">by Uriah Sypol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Problem</text:p>
      <text:p text:style-name="P4"/>
      <text:p text:style-name="P5"><text:tab/><text:span text:style-name="T4">Need to make a program that will read in a random map and solve it. The map will use ones for walls and zeros for path ways. There will only be two zeros on the outer wall. One is the entrance and the other is the exit. After it is done traversing the maze it need's to tell you if it was possible to get though the maze or not. Also it need to show the map after it was traversed.</text:span></text:p>
      <text:p text:style-name="P5"><text:span text:style-name="T4"/></text:p>
      <text:p text:style-name="P4">Solution</text:p>
      <text:p text:style-name="P4"><text:span text:style-name="T4"/></text:p>
      <text:p text:style-name="P5"><text:span text:style-name="T4"><text:tab/>I decided that I wanted to use the right hand rule. To find the start and the exit point I made a function. This function would follow the edge counter clock-wise. the first zero that it come across would be the start and the second would be the end. After this I wanted to focus on what my options I had when I am traversing. <text:s/>I broke down everything in to two questions. What is in front of me? What is to the right of me? From this I broke down the options if it was a path way “0” a wall “1” or a bread crumb “x”. Using this I made a operations guide (see page 2). from this I made the functions that I needed (step ,turn right, turn left). At this point I thought it would be easier to do this if I had a direction system so I could turn. To set the direction I check the start location and looked at what wall it was on and set the direction to face inward. Now for the traversing. I used a infinite while loop that had a conditional return statements if was at start and had a bread crumb or if at the end. I still needed a few functions to check what is in front and what is to the right. After creating the functions I Nested them in a if else nest. I had to code in a special case if there is bread crumbs all around you. Now to print out the map. I took the for loops that printed the map and shoved it in to a function and called it at the end. <text:s/></text:span></text:p>
      <text:p text:style-name="P5"><text:span text:style-name="T4"/></text:p>
      <text:p text:style-name="P3"><text:span text:style-name="T4"/></text:p>
      <text:p text:style-name="P3"><text:soft-page-break/><text:span text:style-name="T4"/></text:p>
      <text:p text:style-name="P2">Operations </text:p>
      <text:p text:style-name="P2"><draw:frame draw:style-name="fr1" draw:name="Object2" text:anchor-type="paragraph" svg:width="2.9638in" svg:height="1.7783in" draw:z-index="0"><draw:object xlink:href="./Object 2" xlink:type="simple" xlink:show="embed" xlink:actuate="onLoad"/><draw:image xlink:href="./ObjectReplacements/Object 2" xlink:type="simple" xlink:show="embed" xlink:actuate="onLoad"/></draw:frame>Directions</text:p>
      <text:p text:style-name="P3"><text:span text:style-name="T4"/></text:p>
      <text:p text:style-name="P2"><draw:frame draw:style-name="fr2" draw:name="Object1" text:anchor-type="paragraph" svg:width="1.7783in" svg:height="0.8898in"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de</text:p>
      <text:p text:style-name="P6">#include &lt;stdio.h&gt;</text:p>
      <text:p text:style-name="P6">#define <text:s/>M 200</text:p>
      <text:p text:style-name="P6">#define N 200</text:p>
      <text:p text:style-name="P6">/*uriah sypolt <text:s text:c="6"/>2013 <text:s text:c="6"/>cs350</text:p>
      <text:p text:style-name="P6">*/</text:p>
      <text:p text:style-name="P6">/*read me !!!!</text:p>
      <text:p text:style-name="P6">main is at the end </text:p>
      <text:p text:style-name="P6"/>
      <text:p text:style-name="P6">this program reads a maze in from a txt file </text:p>
      <text:p text:style-name="P6">**must have**</text:p>
      <text:p text:style-name="P6"><text:tab/>1 on the oustide boarder must only have 2 zeros no more no less</text:p>
      <text:p text:style-name="P6"><text:tab/>2 maze must use 0 for open space and 1 for wall</text:p>
      <text:p text:style-name="P6"><text:tab/>3 you must know how big the maze is </text:p>
      <text:p text:style-name="P6"/>
      <text:p text:style-name="P6">*/</text:p>
      <text:p text:style-name="P6">/*read in start location (a,b) and size (x,y)</text:p>
      <text:p text:style-name="P6">determins what side of the map the start location is on</text:p>
      <text:p text:style-name="P6">and returns the direction it needs to be facing</text:p>
      <text:p text:style-name="P6">returns a char (n||s||e||w)</text:p>
      <text:p text:style-name="P6">*/</text:p>
      <text:p text:style-name="P6">char enter (int a,int b,int x,int y){</text:p>
      <text:p text:style-name="P6"><text:tab/>if (a==0){return 's';}</text:p>
      <text:p text:style-name="P6"><text:tab/>else if (a==x-1){return 'n';}</text:p>
      <text:p text:style-name="P6"><text:tab/>else if (b==0){return 'e';}</text:p>
      <text:p text:style-name="P6"><text:tab/>else if (b==y-1){return 'w';}</text:p>
      <text:p text:style-name="P6">}</text:p>
      <text:p text:style-name="P6">/*reads in curent location (x,y) and the direction (dir)</text:p>
      <text:p text:style-name="P6">move one step in the direction the man is facing </text:p>
      <text:p text:style-name="P6">returns nothing **over wrights x or y**</text:p>
      <text:p text:style-name="P6">*/</text:p>
      <text:p text:style-name="P6">void step (int *x,int *y,char dir){</text:p>
      <text:p text:style-name="P6"><text:tab/>if (dir == 'e'){*y=*y+1;}</text:p>
      <text:p text:style-name="P6"><text:tab/>else if (dir == 's'){*x=*x+1;}</text:p>
      <text:p text:style-name="P6"><text:tab/>else if (dir == 'w'){*y=*y-1;}</text:p>
      <text:p text:style-name="P6"><text:tab/>else if (dir == 'n'){*x=*x-1;}</text:p>
      <text:p text:style-name="P6">}</text:p>
      <text:p text:style-name="P6">/*reads in current direction and changes it from E&gt;N&gt;W&gt;S&gt;E</text:p>
      <text:p text:style-name="P6">returns a char (n,e,s,w)</text:p>
      <text:p text:style-name="P6">*/</text:p>
      <text:p text:style-name="P6">char turnLeft (char dir){</text:p>
      <text:p text:style-name="P6"><text:tab/>if (dir == 'e'){return 'n';}</text:p>
      <text:p text:style-name="P6"><text:tab/>else if (dir == 's'){return 'e';}</text:p>
      <text:p text:style-name="P6"><text:tab/>else if (dir == 'w'){return 's';}</text:p>
      <text:p text:style-name="P6"><text:tab/>else if (dir == 'n'){return 'w';}</text:p>
      <text:p text:style-name="P6">}</text:p>
      <text:p text:style-name="P6">/*reads in current direction and changes it from E&gt;S&gt;W&gt;N&gt;E</text:p>
      <text:p text:style-name="P6">returns a char (n,e,s,w)</text:p>
      <text:p text:style-name="P6">*/</text:p>
      <text:p text:style-name="P6">char turnRight (char dir){</text:p>
      <text:p text:style-name="P6"><text:tab/>if (dir == 'e'){return 's';}</text:p>
      <text:p text:style-name="P6"><text:tab/>else if (dir == 's'){return 'w';}</text:p>
      <text:p text:style-name="P6"><text:tab/>else if (dir == 'w'){return 'n';}</text:p>
      <text:p text:style-name="P6"><text:tab/>else if (dir == 'n'){return 'e';}</text:p>
      <text:p text:style-name="P6">}</text:p>
      <text:p text:style-name="P6">/*reads in the map(array), your location on the map (x,y), and the direction you are heading (dir)</text:p>
      <text:p text:style-name="P6">it will look one step in front of you depending on your direction and see if it is a open spot (0)</text:p>
      <text:p text:style-name="P6"><text:s/>returns 1 if it safe to step there 0 if not <text:s/></text:p>
      <text:p text:style-name="P6">*/</text:p>
      <text:p text:style-name="P6">int openStright(char array[200][200],int x,int y,char dir){</text:p>
      <text:p text:style-name="P6"/>
      <text:p text:style-name="P6"><text:tab/>if (dir == 'e'){</text:p>
      <text:p text:style-name="P6"><text:tab/><text:tab/>if (array[x][y+1]=='0'){</text:p>
      <text:p text:style-name="P6"><text:tab/><text:tab/><text:tab/>return 1;</text:p>
      <text:p text:style-name="P6"><text:tab/><text:tab/>}else{</text:p>
      <text:p text:style-name="P6"><text:tab/><text:tab/><text:tab/>return 0;</text:p>
      <text:p text:style-name="P6"><text:tab/><text:tab/>}</text:p>
      <text:p text:style-name="P6"><text:tab/>}else if (dir == 's'){</text:p>
      <text:p text:style-name="P6"><text:tab/><text:tab/>if (array[x+1][y]=='0'){</text:p>
      <text:p text:style-name="P6"><text:tab/><text:tab/><text:tab/>return 1;</text:p>
      <text:p text:style-name="P6"><text:tab/><text:tab/>}else{</text:p>
      <text:p text:style-name="P6"><text:tab/><text:tab/><text:tab/>return 0;</text:p>
      <text:p text:style-name="P6"><text:tab/><text:tab/>}</text:p>
      <text:p text:style-name="P6"><text:tab/>}else if (dir == 'w'){</text:p>
      <text:p text:style-name="P6"><text:tab/><text:tab/>if (array[x][y-1]=='0'){</text:p>
      <text:p text:style-name="P6"><text:tab/><text:tab/><text:tab/>return 1;</text:p>
      <text:p text:style-name="P6"><text:tab/><text:tab/>}else{</text:p>
      <text:p text:style-name="P6"><text:tab/><text:tab/><text:tab/>return 0;</text:p>
      <text:p text:style-name="P6"><text:tab/><text:tab/>}</text:p>
      <text:p text:style-name="P6"><text:tab/>}else if (dir == 'n'){</text:p>
      <text:p text:style-name="P6"><text:tab/><text:tab/>if (array[x-1][y]=='0'){</text:p>
      <text:p text:style-name="P6"><text:tab/><text:tab/><text:tab/>return 1;</text:p>
      <text:p text:style-name="P6"><text:tab/><text:tab/>}else{</text:p>
      <text:p text:style-name="P6"><text:soft-page-break/><text:tab/><text:tab/><text:tab/>return 0;</text:p>
      <text:p text:style-name="P6"><text:tab/><text:tab/>}</text:p>
      <text:p text:style-name="P6"><text:tab/>}<text:tab/></text:p>
      <text:p text:style-name="P6">}</text:p>
      <text:p text:style-name="P6">/*reads in the map(array), your location on the map (x,y), and the direction you are heading (dir)</text:p>
      <text:p text:style-name="P6">it will look one step in front of you depending on your direction and see if it is a wall (1)</text:p>
      <text:p text:style-name="P6"><text:s/>returns 1 if it is 0 if not <text:s/></text:p>
      <text:p text:style-name="P6">*/</text:p>
      <text:p text:style-name="P6">int wallStright(char array[200][200],int x,int y,char dir){</text:p>
      <text:p text:style-name="P6"><text:tab/>if (dir == 'e'){</text:p>
      <text:p text:style-name="P6"><text:tab/><text:tab/>if (array[x][y+1]=='1'){</text:p>
      <text:p text:style-name="P6"><text:tab/><text:tab/><text:tab/>return 1;</text:p>
      <text:p text:style-name="P6"><text:tab/><text:tab/>}else{</text:p>
      <text:p text:style-name="P6"><text:tab/><text:tab/><text:tab/>return 0;</text:p>
      <text:p text:style-name="P6"><text:tab/><text:tab/>}</text:p>
      <text:p text:style-name="P6"><text:tab/>}else if (dir == 's'){</text:p>
      <text:p text:style-name="P6"><text:tab/><text:tab/>if (array[x+1][y]=='1'){</text:p>
      <text:p text:style-name="P6"><text:tab/><text:tab/><text:tab/>return 1;</text:p>
      <text:p text:style-name="P6"><text:tab/><text:tab/>}else{</text:p>
      <text:p text:style-name="P6"><text:tab/><text:tab/><text:tab/>return 0;</text:p>
      <text:p text:style-name="P6"><text:tab/><text:tab/>}</text:p>
      <text:p text:style-name="P6"><text:tab/>}else if (dir == 'w'){</text:p>
      <text:p text:style-name="P6"><text:tab/><text:tab/>if (array[x][y-1]=='1'){</text:p>
      <text:p text:style-name="P6"><text:tab/><text:tab/><text:tab/>return 1;</text:p>
      <text:p text:style-name="P6"><text:tab/><text:tab/>}else{</text:p>
      <text:p text:style-name="P6"><text:tab/><text:tab/><text:tab/>return 0;</text:p>
      <text:p text:style-name="P6"><text:tab/><text:tab/>}</text:p>
      <text:p text:style-name="P6"><text:tab/>}else if (dir == 'n'){</text:p>
      <text:p text:style-name="P6"><text:tab/><text:tab/>if (array[x-1][y]=='1'){</text:p>
      <text:p text:style-name="P6"><text:tab/><text:tab/><text:tab/>return 1;</text:p>
      <text:p text:style-name="P6"><text:tab/><text:tab/>}else{</text:p>
      <text:p text:style-name="P6"><text:tab/><text:tab/><text:tab/>return 0;</text:p>
      <text:p text:style-name="P6"><text:tab/><text:tab/>}</text:p>
      <text:p text:style-name="P6"><text:tab/>}<text:tab/></text:p>
      <text:p text:style-name="P6">}</text:p>
      <text:p text:style-name="P6">/*reads in the map(array), your location on the map (x,y), and the direction you are heading (dir)</text:p>
      <text:p text:style-name="P6">it will look one step in front of you depending on your direction and see if a bread crum (x)</text:p>
      <text:p text:style-name="P6"><text:s/>returns 1 if safe 0 if not</text:p>
      <text:p text:style-name="P6">*/</text:p>
      <text:p text:style-name="P6">int breadCrumStright(char array[200][200],int x,int y,char dir){</text:p>
      <text:p text:style-name="P6"><text:tab/>if (dir == 'e'){</text:p>
      <text:p text:style-name="P6"><text:tab/><text:tab/>if (array[x][y+1]=='x'){</text:p>
      <text:p text:style-name="P6"><text:tab/><text:tab/><text:tab/>return 1;</text:p>
      <text:p text:style-name="P6"><text:tab/><text:tab/>}else{</text:p>
      <text:p text:style-name="P6"><text:tab/><text:tab/><text:tab/>return 0;</text:p>
      <text:p text:style-name="P6"><text:tab/><text:tab/>}</text:p>
      <text:p text:style-name="P6"><text:tab/>}else if (dir == 's'){</text:p>
      <text:p text:style-name="P6"><text:tab/><text:tab/>if (array[x+1][y]=='x'){</text:p>
      <text:p text:style-name="P6"><text:tab/><text:tab/><text:tab/>return 1;</text:p>
      <text:p text:style-name="P6"><text:tab/><text:tab/>}else{</text:p>
      <text:p text:style-name="P6"><text:tab/><text:tab/><text:tab/>return 0;</text:p>
      <text:p text:style-name="P6"><text:tab/><text:tab/>}</text:p>
      <text:p text:style-name="P6"><text:tab/>}else if (dir == 'w'){</text:p>
      <text:p text:style-name="P6"><text:tab/><text:tab/>if (array[x][y-1]=='x'){</text:p>
      <text:p text:style-name="P6"><text:tab/><text:tab/><text:tab/>return 1;</text:p>
      <text:p text:style-name="P6"><text:tab/><text:tab/>}else{</text:p>
      <text:p text:style-name="P6"><text:tab/><text:tab/><text:tab/>return 0;</text:p>
      <text:p text:style-name="P6"><text:tab/><text:tab/>}</text:p>
      <text:p text:style-name="P6"><text:tab/>}else if (dir == 'n'){</text:p>
      <text:p text:style-name="P6"><text:tab/><text:tab/>if (array[x-1][y]=='x'){</text:p>
      <text:p text:style-name="P6"><text:tab/><text:tab/><text:tab/>return 1;</text:p>
      <text:p text:style-name="P6"><text:tab/><text:tab/>}else{</text:p>
      <text:p text:style-name="P6"><text:tab/><text:tab/><text:tab/>return 0;</text:p>
      <text:p text:style-name="P6"><text:tab/><text:tab/>}</text:p>
      <text:p text:style-name="P6"><text:tab/>}<text:tab/></text:p>
      <text:p text:style-name="P6">}</text:p>
      <text:p text:style-name="P6">/*reads in the map(array), your location on the map (x,y), and the direction you are heading (dir)</text:p>
      <text:p text:style-name="P6">this look to see if there is a wall to your right only </text:p>
      <text:p text:style-name="P6">returns 1 if there is a wall only 0 else</text:p>
      <text:p text:style-name="P6">*/</text:p>
      <text:p text:style-name="P6">int wallOnlyRight(char array[200][200],int x,int y,char dir){</text:p>
      <text:p text:style-name="P6"><text:tab/>if (dir == 'e'){</text:p>
      <text:p text:style-name="P6"><text:tab/><text:tab/>if (array[x+1][y]=='1'){</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s'){</text:p>
      <text:p text:style-name="P6"><text:tab/><text:tab/>if (array[x][y-1]=='1'){</text:p>
      <text:p text:style-name="P6"><text:tab/><text:tab/><text:tab/>return 1;</text:p>
      <text:p text:style-name="P6"><text:tab/><text:tab/>}</text:p>
      <text:p text:style-name="P6"><text:tab/><text:tab/>else{</text:p>
      <text:p text:style-name="P6"><text:tab/><text:tab/><text:tab/>return 0;</text:p>
      <text:p text:style-name="P6"><text:soft-page-break/><text:tab/><text:tab/>}</text:p>
      <text:p text:style-name="P6"><text:tab/>}else if (dir == 'w'){</text:p>
      <text:p text:style-name="P6"><text:tab/><text:tab/>if (array[x-1][y]=='1'){</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n'){</text:p>
      <text:p text:style-name="P6"><text:tab/><text:tab/>if (array[x][y+1]=='1'){</text:p>
      <text:p text:style-name="P6"><text:tab/><text:tab/><text:tab/>return 1;</text:p>
      <text:p text:style-name="P6"><text:tab/><text:tab/>}</text:p>
      <text:p text:style-name="P6"><text:tab/><text:tab/>else{</text:p>
      <text:p text:style-name="P6"><text:tab/><text:tab/><text:tab/>return 0;</text:p>
      <text:p text:style-name="P6"><text:tab/><text:tab/>}</text:p>
      <text:p text:style-name="P6"><text:tab/>}</text:p>
      <text:p text:style-name="P6">}</text:p>
      <text:p text:style-name="P6">/*reads in the map(array), your location on the map (x,y), and the direction you are heading (dir)</text:p>
      <text:p text:style-name="P6">this looks to see if there is a bread crum to your right</text:p>
      <text:p text:style-name="P6">returns 1 if there is and 0 if not <text:s/></text:p>
      <text:p text:style-name="P6">*/</text:p>
      <text:p text:style-name="P6">int breadCrumOnlyRight(char array[200][200],int x,int y,char dir){</text:p>
      <text:p text:style-name="P6"><text:tab/>if (dir == 'e'){</text:p>
      <text:p text:style-name="P6"><text:tab/><text:tab/>if (array[x+1][y]=='x'){</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s'){</text:p>
      <text:p text:style-name="P6"><text:tab/><text:tab/>if (array[x][y-1]=='x'){</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w'){</text:p>
      <text:p text:style-name="P6"><text:tab/><text:tab/>if (array[x-1][y]=='x'){</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n'){</text:p>
      <text:p text:style-name="P6"><text:tab/><text:tab/>if (array[x][y+1]=='x'){</text:p>
      <text:p text:style-name="P6"><text:tab/><text:tab/><text:tab/>return 1;</text:p>
      <text:p text:style-name="P6"><text:tab/><text:tab/>}</text:p>
      <text:p text:style-name="P6"><text:tab/><text:tab/>else{</text:p>
      <text:p text:style-name="P6"><text:tab/><text:tab/><text:tab/>return 0;</text:p>
      <text:p text:style-name="P6"><text:tab/><text:tab/>}</text:p>
      <text:p text:style-name="P6"><text:tab/>}</text:p>
      <text:p text:style-name="P6">}</text:p>
      <text:p text:style-name="P6">/*reads in the map(array), your location on the map (x,y), and the direction you are heading (dir)</text:p>
      <text:p text:style-name="P6">this looks to see if there is a open on your right</text:p>
      <text:p text:style-name="P6">returns 1 if there is and 0 if not <text:s/></text:p>
      <text:p text:style-name="P6">*/</text:p>
      <text:p text:style-name="P6">int openRight(char array[200][200],int x,int y,char dir){</text:p>
      <text:p text:style-name="P6"><text:tab/>if (dir == 'e'){</text:p>
      <text:p text:style-name="P6"><text:tab/><text:tab/>if (array[x+1][y]=='0'){</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s'){</text:p>
      <text:p text:style-name="P6"><text:tab/><text:tab/>if (array[x][y-1]=='0'){</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w'){</text:p>
      <text:p text:style-name="P6"><text:tab/><text:tab/>if (array[x-1][y]=='0'){</text:p>
      <text:p text:style-name="P6"><text:tab/><text:tab/><text:tab/>return 1;</text:p>
      <text:p text:style-name="P6"><text:tab/><text:tab/>}</text:p>
      <text:p text:style-name="P6"><text:tab/><text:tab/>else{</text:p>
      <text:p text:style-name="P6"><text:tab/><text:tab/><text:tab/>return 0;</text:p>
      <text:p text:style-name="P6"><text:tab/><text:tab/>}</text:p>
      <text:p text:style-name="P6"><text:tab/>}else if (dir == 'n'){</text:p>
      <text:p text:style-name="P6"><text:tab/><text:tab/>if (array[x][y+1]=='0'){</text:p>
      <text:p text:style-name="P6"><text:tab/><text:tab/><text:tab/>return 1;</text:p>
      <text:p text:style-name="P6"><text:tab/><text:tab/>}</text:p>
      <text:p text:style-name="P6"><text:tab/><text:tab/>else{</text:p>
      <text:p text:style-name="P6"><text:tab/><text:tab/><text:tab/>return 0;</text:p>
      <text:p text:style-name="P6"><text:soft-page-break/><text:tab/><text:tab/>}</text:p>
      <text:p text:style-name="P6"><text:tab/>}</text:p>
      <text:p text:style-name="P6">}</text:p>
      <text:p text:style-name="P6">/*reads in the map (array), the start locations (a,b), and the end locations (c,d)</text:p>
      <text:p text:style-name="P6">1 looks to see if it has made it to the start or the end</text:p>
      <text:p text:style-name="P6">2 makes current location a x </text:p>
      <text:p text:style-name="P6">3 it looks for a bread crum or a wall on the right and if there is a opening stright</text:p>
      <text:p text:style-name="P6">4 if not it will see it there is only a wall to the right if so it turns left</text:p>
      <text:p text:style-name="P6">5 if there is not a wall it will turn right</text:p>
      <text:p text:style-name="P6">no return</text:p>
      <text:p text:style-name="P6">*/</text:p>
      <text:p text:style-name="P6">void traverse (char array[200][200],int a,int b,int c,int d, char dir){</text:p>
      <text:p text:style-name="P6"><text:tab/>//declorations</text:p>
      <text:p text:style-name="P6"><text:tab/>int myX=a;<text:tab/><text:tab/><text:tab/><text:tab/><text:tab/><text:tab/><text:tab/><text:tab/><text:tab/><text:tab/><text:tab/><text:tab/><text:tab/><text:tab/>// seting the man to the start</text:p>
      <text:p text:style-name="P6"><text:tab/>int myY=b;</text:p>
      <text:p text:style-name="P6"><text:tab/></text:p>
      <text:p text:style-name="P6"><text:tab/>//end declorations</text:p>
      <text:p text:style-name="P6"><text:tab/></text:p>
      <text:p text:style-name="P6"><text:tab/>while (1){</text:p>
      <text:p text:style-name="P6"><text:tab/><text:tab/>printf("x,%d, y,%d dir %c \n",myX, myY, dir); <text:s text:c="26"/>// test location</text:p>
      <text:p text:style-name="P6"><text:tab/><text:tab/>//fgetc(stdin);</text:p>
      <text:p text:style-name="P6"><text:tab/><text:tab/>//printMaze(array,100,100);</text:p>
      <text:p text:style-name="P6"><text:tab/><text:tab/>if ( myX==c &amp;&amp; myY==d){</text:p>
      <text:p text:style-name="P6"><text:tab/><text:tab/><text:tab/>array [myX][myY]='x';</text:p>
      <text:p text:style-name="P6"><text:tab/><text:tab/><text:tab/>printf("you got out");</text:p>
      <text:p text:style-name="P6"><text:tab/><text:tab/><text:tab/>break;</text:p>
      <text:p text:style-name="P6"><text:tab/><text:tab/>}</text:p>
      <text:p text:style-name="P6"><text:tab/><text:tab/>if ( myX==a &amp;&amp; myY==b &amp;&amp; array [myX][myY]=='x'){</text:p>
      <text:p text:style-name="P6"><text:tab/><text:tab/><text:tab/>printf("no way out");</text:p>
      <text:p text:style-name="P6"><text:tab/><text:tab/><text:tab/>break;</text:p>
      <text:p text:style-name="P6"><text:tab/><text:tab/>}</text:p>
      <text:p text:style-name="P6"><text:tab/><text:tab/>array [myX][myY]='x';</text:p>
      <text:p text:style-name="P6"><text:tab/><text:tab/>if (array[myX-1][myY]=='x'&amp;&amp; array[myX+1][myY]=='x'&amp;&amp; array[myX][myY-1]=='x' &amp;&amp; array[myX][myY+1]=='x'){</text:p>
      <text:p text:style-name="P6"><text:tab/><text:tab/><text:tab/>dir = turnRight (dir);</text:p>
      <text:p text:style-name="P6"><text:tab/><text:tab/><text:tab/>step(&amp;myX,&amp;myY,dir);</text:p>
      <text:p text:style-name="P6"><text:tab/><text:tab/><text:tab/>//array [myX][myY]=dir;<text:tab/><text:tab/><text:tab/><text:tab/>//test location</text:p>
      <text:p text:style-name="P6"><text:tab/><text:tab/>}else if (openStright(array,myX,myY,dir) &amp;&amp; openRight(array,myX,myY,dir)){</text:p>
      <text:p text:style-name="P6"><text:tab/><text:tab/><text:tab/>dir = turnRight (dir);</text:p>
      <text:p text:style-name="P6"><text:tab/><text:tab/><text:tab/>//array [myX][myY]='R';<text:tab/></text:p>
      <text:p text:style-name="P6"><text:tab/><text:tab/>}else if (openStright(array,myX,myY,dir) &amp;&amp; wallOnlyRight(array,myX,myY,dir)){</text:p>
      <text:p text:style-name="P6"><text:tab/><text:tab/><text:tab/>step(&amp;myX,&amp;myY,dir);</text:p>
      <text:p text:style-name="P6"><text:tab/><text:tab/><text:tab/>//array [myX][myY]=dir;<text:tab/><text:tab/><text:tab/><text:tab/>//test location</text:p>
      <text:p text:style-name="P6"><text:tab/><text:tab/>}else if (openStright(array,myX,myY,dir) &amp;&amp; breadCrumOnlyRight(array,myX,myY,dir)){</text:p>
      <text:p text:style-name="P6"><text:tab/><text:tab/><text:tab/>step(&amp;myX,&amp;myY,dir);</text:p>
      <text:p text:style-name="P6"><text:tab/><text:tab/><text:tab/>//array [myX][myY]=dir;<text:tab/><text:tab/><text:tab/><text:tab/>//test location</text:p>
      <text:p text:style-name="P6"><text:tab/><text:tab/>}else if (wallStright(array,myX,myY,dir) &amp;&amp; openRight(array,myX,myY,dir)){</text:p>
      <text:p text:style-name="P6"><text:tab/><text:tab/><text:tab/>dir = turnRight (dir);</text:p>
      <text:p text:style-name="P6"><text:tab/><text:tab/><text:tab/>//array [myX][myY]='R';<text:tab/><text:tab/><text:tab/><text:tab/><text:tab/>//test location</text:p>
      <text:p text:style-name="P6"><text:tab/><text:tab/>}else if (wallStright(array,myX,myY,dir) &amp;&amp; wallOnlyRight(array,myX,myY,dir)){</text:p>
      <text:p text:style-name="P6"><text:tab/><text:tab/><text:tab/>dir = turnLeft (dir);</text:p>
      <text:p text:style-name="P6"><text:tab/><text:tab/><text:tab/>//array [myX][myY]='L';<text:tab/><text:tab/><text:tab/><text:tab/><text:tab/>//test location</text:p>
      <text:p text:style-name="P6"><text:tab/><text:tab/>}else if (wallStright(array,myX,myY,dir) &amp;&amp; breadCrumOnlyRight(array,myX,myY,dir)){</text:p>
      <text:p text:style-name="P6"><text:tab/><text:tab/><text:tab/>dir = turnRight (dir);</text:p>
      <text:p text:style-name="P6"><text:tab/><text:tab/><text:tab/>step(&amp;myX,&amp;myY,dir);</text:p>
      <text:p text:style-name="P6"><text:tab/><text:tab/><text:tab/>//array [myX][myY]=dir;<text:tab/><text:tab/><text:tab/><text:tab/>//test location<text:tab/><text:tab/></text:p>
      <text:p text:style-name="P6"><text:tab/><text:tab/>}else if (breadCrumStright(array,myX,myY,dir) &amp;&amp; openRight(array,myX,myY,dir)){</text:p>
      <text:p text:style-name="P6"><text:tab/><text:tab/><text:tab/>dir = turnRight (dir);</text:p>
      <text:p text:style-name="P6"><text:tab/><text:tab/><text:tab/>//array [myX][myY]='R';<text:tab/><text:tab/><text:tab/><text:tab/><text:tab/>//test location</text:p>
      <text:p text:style-name="P6"><text:tab/><text:tab/>}else if (breadCrumStright(array,myX,myY,dir) &amp;&amp; wallOnlyRight(array,myX,myY,dir)){</text:p>
      <text:p text:style-name="P6"><text:tab/><text:tab/><text:tab/>step(&amp;myX,&amp;myY,dir);</text:p>
      <text:p text:style-name="P6"><text:tab/><text:tab/><text:tab/>//array [myX][myY]=dir;<text:tab/><text:tab/><text:tab/><text:tab/>//test location<text:tab/><text:tab/></text:p>
      <text:p text:style-name="P6"><text:tab/><text:tab/>}else if (breadCrumStright(array,myX,myY,dir) &amp;&amp; breadCrumOnlyRight(array,myX,myY,dir)){</text:p>
      <text:p text:style-name="P6"><text:tab/><text:tab/><text:tab/>dir = turnRight (dir);</text:p>
      <text:p text:style-name="P6"><text:tab/><text:tab/><text:tab/>step(&amp;myX,&amp;myY,dir);</text:p>
      <text:p text:style-name="P6"><text:tab/><text:tab/><text:tab/>//array [myX][myY]=dir;<text:tab/><text:tab/><text:tab/><text:tab/>//test location<text:tab/><text:tab/></text:p>
      <text:p text:style-name="P6"><text:tab/><text:tab/>}</text:p>
      <text:p text:style-name="P6"><text:tab/>}</text:p>
      <text:p text:style-name="P6">}</text:p>
      <text:p text:style-name="P6">/* reads in the map (array), the start (a,b), the end (c,d), and the acual sixe (x,y)</text:p>
      <text:p text:style-name="P6">this will start from the top right corner of the map and work its way counter clockwise</text:p>
      <text:p text:style-name="P6">to find the the start and end locations </text:p>
      <text:p text:style-name="P6">no return *but* reassigns start (a,b) and end (c,d)</text:p>
      <text:p text:style-name="P6">*/</text:p>
      <text:p text:style-name="P6">void startEnd(char array[200][200],int *a,int *b,int *c,int *d, int x, int y ){</text:p>
      <text:p text:style-name="P6"><text:tab/>//declorations</text:p>
      <text:p text:style-name="P6"><text:tab/>int foundStart=0;</text:p>
      <text:p text:style-name="P6"><text:tab/>int i; </text:p>
      <text:p text:style-name="P6"><text:tab/>//end declorations</text:p>
      <text:p text:style-name="P6"><text:tab/></text:p>
      <text:p text:style-name="P6"><text:tab/>for (i=0;i&lt;x;i++){</text:p>
      <text:p text:style-name="P6"><text:tab/><text:tab/>if (array[i][0]=='0'){</text:p>
      <text:p text:style-name="P6"><text:tab/><text:tab/><text:tab/>if (foundStart==0){</text:p>
      <text:p text:style-name="P6"><text:tab/><text:tab/><text:tab/><text:tab/>*a=i;</text:p>
      <text:p text:style-name="P6"><text:soft-page-break/><text:tab/><text:tab/><text:tab/><text:tab/>*b=0;</text:p>
      <text:p text:style-name="P6"><text:tab/><text:tab/><text:tab/><text:tab/>foundStart++;</text:p>
      <text:p text:style-name="P6"><text:tab/><text:tab/><text:tab/>}</text:p>
      <text:p text:style-name="P6"><text:tab/><text:tab/><text:tab/>else{</text:p>
      <text:p text:style-name="P6"><text:tab/><text:tab/><text:tab/><text:tab/>*c=i;</text:p>
      <text:p text:style-name="P6"><text:tab/><text:tab/><text:tab/><text:tab/>*d=0;</text:p>
      <text:p text:style-name="P6"><text:tab/><text:tab/><text:tab/>}</text:p>
      <text:p text:style-name="P6"><text:tab/><text:tab/>}</text:p>
      <text:p text:style-name="P6"><text:tab/>}</text:p>
      <text:p text:style-name="P6"><text:tab/>for (i=0;i&lt;y;i++){</text:p>
      <text:p text:style-name="P6"><text:tab/><text:tab/>if (array[x-1][i]=='0'){</text:p>
      <text:p text:style-name="P6"><text:tab/><text:tab/><text:tab/>if (foundStart==0){</text:p>
      <text:p text:style-name="P6"><text:tab/><text:tab/><text:tab/><text:tab/>*a=x-1;</text:p>
      <text:p text:style-name="P6"><text:tab/><text:tab/><text:tab/><text:tab/>*b=i;</text:p>
      <text:p text:style-name="P6"><text:tab/><text:tab/><text:tab/><text:tab/>foundStart++;</text:p>
      <text:p text:style-name="P6"><text:tab/><text:tab/><text:tab/>}</text:p>
      <text:p text:style-name="P6"><text:tab/><text:tab/><text:tab/>else{</text:p>
      <text:p text:style-name="P6"><text:tab/><text:tab/><text:tab/><text:tab/>*c=x-1;</text:p>
      <text:p text:style-name="P6"><text:tab/><text:tab/><text:tab/><text:tab/>*d=i;</text:p>
      <text:p text:style-name="P6"><text:tab/><text:tab/><text:tab/>}</text:p>
      <text:p text:style-name="P6"><text:tab/><text:tab/>}</text:p>
      <text:p text:style-name="P6"><text:tab/>}</text:p>
      <text:p text:style-name="P6"><text:tab/>for (i=x-1;i&gt;=0;i--){</text:p>
      <text:p text:style-name="P6"><text:tab/><text:tab/>if (array[i][y-1]=='0'){</text:p>
      <text:p text:style-name="P6"><text:tab/><text:tab/><text:tab/>if (foundStart==0){</text:p>
      <text:p text:style-name="P6"><text:tab/><text:tab/><text:tab/><text:tab/>*a=i;</text:p>
      <text:p text:style-name="P6"><text:tab/><text:tab/><text:tab/><text:tab/>*b=y-1;</text:p>
      <text:p text:style-name="P6"><text:tab/><text:tab/><text:tab/><text:tab/>foundStart++;</text:p>
      <text:p text:style-name="P6"><text:tab/><text:tab/><text:tab/>}</text:p>
      <text:p text:style-name="P6"><text:tab/><text:tab/><text:tab/>else{</text:p>
      <text:p text:style-name="P6"><text:tab/><text:tab/><text:tab/><text:tab/>*c=i;</text:p>
      <text:p text:style-name="P6"><text:tab/><text:tab/><text:tab/><text:tab/>*d=y-1;</text:p>
      <text:p text:style-name="P6"><text:tab/><text:tab/><text:tab/>}</text:p>
      <text:p text:style-name="P6"><text:tab/><text:tab/>}</text:p>
      <text:p text:style-name="P6"><text:tab/>}</text:p>
      <text:p text:style-name="P6"><text:tab/>for (i=y-1;i&gt;=0;i--){</text:p>
      <text:p text:style-name="P6"><text:tab/><text:tab/>if (array[0][i]=='0'){</text:p>
      <text:p text:style-name="P6"><text:tab/><text:tab/><text:tab/>if (foundStart==0){</text:p>
      <text:p text:style-name="P6"><text:tab/><text:tab/><text:tab/><text:tab/>*a=0;</text:p>
      <text:p text:style-name="P6"><text:tab/><text:tab/><text:tab/><text:tab/>*b=i;</text:p>
      <text:p text:style-name="P6"><text:tab/><text:tab/><text:tab/><text:tab/>foundStart++;</text:p>
      <text:p text:style-name="P6"><text:tab/><text:tab/><text:tab/>}</text:p>
      <text:p text:style-name="P6"><text:tab/><text:tab/><text:tab/>else{</text:p>
      <text:p text:style-name="P6"><text:tab/><text:tab/><text:tab/><text:tab/>*c=0;</text:p>
      <text:p text:style-name="P6"><text:tab/><text:tab/><text:tab/><text:tab/>*d=i;</text:p>
      <text:p text:style-name="P6"><text:tab/><text:tab/><text:tab/>}</text:p>
      <text:p text:style-name="P6"><text:tab/><text:tab/>}</text:p>
      <text:p text:style-name="P6"><text:tab/>}</text:p>
      <text:p text:style-name="P6"><text:tab/>return;</text:p>
      <text:p text:style-name="P6">}</text:p>
      <text:p text:style-name="P6">/* reads in the map (array) and the acual sixe (x,y)</text:p>
      <text:p text:style-name="P6">this uses a nested for loop to print out want is in each location in the 2 d map</text:p>
      <text:p text:style-name="P6">no return *but* wrights to screen</text:p>
      <text:p text:style-name="P6">*/</text:p>
      <text:p text:style-name="P6">printMaze(char array[200][200],int x,int y){</text:p>
      <text:p text:style-name="P6"><text:tab/>//declorations</text:p>
      <text:p text:style-name="P6"><text:tab/>int i,j=0;<text:tab/><text:tab/><text:tab/><text:tab/><text:tab/><text:tab/><text:tab/><text:tab/>// navigateing the array</text:p>
      <text:p text:style-name="P6"><text:tab/>//end </text:p>
      <text:p text:style-name="P6"><text:tab/></text:p>
      <text:p text:style-name="P6"><text:tab/>for (i=0; i&lt;x; i++){<text:tab/><text:tab/><text:tab/><text:tab/><text:tab/><text:tab/><text:tab/>// prints the maze to the screen</text:p>
      <text:p text:style-name="P6"><text:tab/><text:tab/>for (j=0; j&lt;y; j++) <text:s/>{</text:p>
      <text:p text:style-name="P6"><text:tab/><text:tab/><text:tab/>printf("%c",array[i][j]);</text:p>
      <text:p text:style-name="P6"><text:tab/><text:tab/>}</text:p>
      <text:p text:style-name="P6"><text:tab/>printf("\n");</text:p>
      <text:p text:style-name="P6"><text:tab/>}<text:tab/><text:tab/><text:tab/><text:tab/><text:tab/><text:tab/><text:tab/><text:tab/><text:tab/><text:tab/><text:tab/><text:tab/><text:tab/><text:tab/><text:tab/><text:tab/><text:tab/><text:tab/><text:tab/><text:tab/><text:tab/><text:tab/>// end print out</text:p>
      <text:p text:style-name="P6"><text:tab/>return;</text:p>
      <text:p text:style-name="P6">}</text:p>
      <text:p text:style-name="P6">main(){</text:p>
      <text:p text:style-name="P6"><text:tab/>//decloration</text:p>
      <text:p text:style-name="P6"><text:tab/>char array[M][N]={0};</text:p>
      <text:p text:style-name="P6"><text:tab/>FILE *fptr;</text:p>
      <text:p text:style-name="P6"><text:tab/>char c1;<text:tab/><text:tab/><text:tab/><text:tab/><text:tab/><text:tab/><text:tab/><text:tab/>//your char</text:p>
      <text:p text:style-name="P6"><text:tab/>char file_name[20];<text:tab/><text:tab/><text:tab/><text:tab/><text:tab/><text:tab/><text:tab/>//name of file</text:p>
      <text:p text:style-name="P6"><text:tab/>char dir;<text:tab/><text:tab/><text:tab/><text:tab/><text:tab/><text:tab/><text:tab/><text:tab/>//direction</text:p>
      <text:p text:style-name="P6"><text:tab/>int i,j;<text:tab/><text:tab/><text:tab/><text:tab/><text:tab/><text:tab/><text:tab/><text:tab/>//itorator</text:p>
      <text:p text:style-name="P6"><text:tab/>int x,y;<text:tab/> <text:tab/><text:tab/><text:tab/><text:tab/><text:tab/><text:tab/><text:tab/>//map size</text:p>
      <text:p text:style-name="P6"><text:tab/>int a,b=0;<text:tab/><text:tab/><text:tab/><text:tab/><text:tab/><text:tab/><text:tab/><text:tab/>//start location</text:p>
      <text:p text:style-name="P6"><text:tab/>int c,d=0;<text:tab/><text:tab/><text:tab/><text:tab/><text:tab/><text:tab/><text:tab/><text:tab/>//end location</text:p>
      <text:p text:style-name="P6"><text:tab/>// decloration end</text:p>
      <text:p text:style-name="P6"><text:tab/>//getting data</text:p>
      <text:p text:style-name="P6"><text:tab/>printf("how many rows in your map\n");<text:tab/><text:tab/><text:tab/><text:tab/><text:tab/>// ask for the hight of the map</text:p>
      <text:p text:style-name="P6"><text:tab/>scanf("%d",&amp;x);</text:p>
      <text:p text:style-name="P6"><text:tab/>printf("how many columes in your map\n");<text:tab/><text:tab/><text:tab/><text:tab/><text:tab/>// ask for the width of the map </text:p>
      <text:p text:style-name="P6"><text:soft-page-break/><text:tab/>scanf("%d",&amp;y);</text:p>
      <text:p text:style-name="P6"><text:tab/>printf("Type in the name of the file containing the Field\n");<text:tab/><text:tab/><text:tab/><text:tab/>// ask for the file with the maze</text:p>
      <text:p text:style-name="P6"><text:tab/>scanf("%s",file_name);</text:p>
      <text:p text:style-name="P6"><text:tab/>//end getting data</text:p>
      <text:p text:style-name="P6"/>
      <text:p text:style-name="P6"><text:tab/>fptr=fopen(file_name,"r");<text:tab/><text:tab/><text:tab/><text:tab/><text:tab/><text:tab/>// save the maze to fptr</text:p>
      <text:p text:style-name="P6"><text:tab/></text:p>
      <text:p text:style-name="P6"><text:tab/>for (i=0; i&lt;x; i++){<text:tab/><text:tab/><text:tab/><text:tab/><text:tab/><text:tab/><text:tab/>// inputs the maze in to an array</text:p>
      <text:p text:style-name="P6"><text:tab/><text:tab/>for (j=0; j&lt;y; j++){</text:p>
      <text:p text:style-name="P6"><text:tab/><text:tab/><text:tab/>c1=fgetc(fptr); </text:p>
      <text:p text:style-name="P6"><text:tab/><text:tab/><text:tab/>while ( !((c1 == '1')||(c1 =='0')) )c1=fgetc(fptr);</text:p>
      <text:p text:style-name="P6"><text:tab/><text:tab/><text:tab/>array[i][j]=c1;</text:p>
      <text:p text:style-name="P6"><text:tab/><text:tab/>}<text:tab/><text:tab/><text:tab/><text:tab/></text:p>
      <text:p text:style-name="P6"><text:tab/>}<text:tab/><text:tab/><text:tab/><text:tab/><text:tab/><text:tab/><text:tab/><text:tab/>//end maze set up</text:p>
      <text:p text:style-name="P6"><text:tab/>fclose(fptr);</text:p>
      <text:p text:style-name="P6"><text:tab/>printMaze(array,x,y);</text:p>
      <text:p text:style-name="P6"><text:tab/>startEnd(array,&amp;a,&amp;b,&amp;c,&amp;d,x,y);</text:p>
      <text:p text:style-name="P6"><text:tab/>dir=enter(a,b,x,y);</text:p>
      <text:p text:style-name="P6"><text:tab/>traverse (array,a,b,c,d,dir);</text:p>
      <text:p text:style-name="P6"><text:tab/>printMaze(array,x,y);</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riah sypolt</meta:initial-creator>
    <meta:creation-date>2013-09-19T11:01:56.96</meta:creation-date>
    <meta:document-statistic meta:table-count="0" meta:image-count="0" meta:object-count="2" meta:page-count="9" meta:paragraph-count="444" meta:word-count="1900" meta:character-count="11926"/>
    <dc:date>2013-09-19T11:58:29.38</dc:date>
    <dc:creator>uriah sypolt</dc:creator>
    <meta:editing-duration>PT6M</meta:editing-duration>
    <meta:editing-cycles>1</meta:editing-cycles>
    <meta:generator>OpenOffice/4.0.0$Win32 OpenOffice.org_project/400m3$Build-970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4" table:default-cell-style-name="Default"/>
        <table:table-column table:style-name="co1" table:number-columns-repeated="2" table:default-cell-style-name="ce1"/>
        <table:table-row table:style-name="ro1">
          <table:table-cell table:number-columns-repeated="4"/>
          <table:table-cell office:value-type="string">
            <text:p>char</text:p>
          </table:table-cell>
          <table:table-cell office:value-type="string">
            <text:p>direction</text:p>
          </table:table-cell>
        </table:table-row>
        <table:table-row table:style-name="ro1">
          <table:table-cell table:number-columns-repeated="4"/>
          <table:table-cell office:value-type="string">
            <text:p>n</text:p>
          </table:table-cell>
          <table:table-cell office:value-type="string">
            <text:p>north</text:p>
          </table:table-cell>
        </table:table-row>
        <table:table-row table:style-name="ro1">
          <table:table-cell table:number-columns-repeated="4"/>
          <table:table-cell office:value-type="string">
            <text:p>s</text:p>
          </table:table-cell>
          <table:table-cell office:value-type="string">
            <text:p>south</text:p>
          </table:table-cell>
        </table:table-row>
        <table:table-row table:style-name="ro1">
          <table:table-cell table:number-columns-repeated="4"/>
          <table:table-cell office:value-type="string">
            <text:p>e</text:p>
          </table:table-cell>
          <table:table-cell office:value-type="string">
            <text:p>east </text:p>
          </table:table-cell>
        </table:table-row>
        <table:table-row table:style-name="ro1">
          <table:table-cell table:number-columns-repeated="4"/>
          <table:table-cell office:value-type="string">
            <text:p>w</text:p>
          </table:table-cell>
          <table:table-cell office:value-type="string">
            <text:p>wes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09/19/2013</text:date>, <text:time>11:37: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90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2" table:default-cell-style-name="ce1"/>
        <table:table-column table:style-name="co2" table:default-cell-style-name="ce1"/>
        <table:table-row table:style-name="ro1">
          <table:table-cell office:value-type="string">
            <text:p>straight </text:p>
          </table:table-cell>
          <table:table-cell office:value-type="string">
            <text:p>right </text:p>
          </table:table-cell>
          <table:table-cell office:value-type="string">
            <text:p>operation </text:p>
          </table:table-cell>
        </table:table-row>
        <table:table-row table:style-name="ro1">
          <table:table-cell table:number-columns-repeated="2" office:value-type="float" office:value="0">
            <text:p>0</text:p>
          </table:table-cell>
          <table:table-cell office:value-type="string">
            <text:p>turn right </text:p>
          </table:table-cell>
        </table:table-row>
        <table:table-row table:style-name="ro1">
          <table:table-cell office:value-type="float" office:value="0">
            <text:p>0</text:p>
          </table:table-cell>
          <table:table-cell office:value-type="float" office:value="1">
            <text:p>1</text:p>
          </table:table-cell>
          <table:table-cell office:value-type="string">
            <text:p>step</text:p>
          </table:table-cell>
        </table:table-row>
        <table:table-row table:style-name="ro1">
          <table:table-cell office:value-type="float" office:value="0">
            <text:p>0</text:p>
          </table:table-cell>
          <table:table-cell office:value-type="string">
            <text:p>x</text:p>
          </table:table-cell>
          <table:table-cell office:value-type="string">
            <text:p>step</text:p>
          </table:table-cell>
        </table:table-row>
        <table:table-row table:style-name="ro1">
          <table:table-cell office:value-type="float" office:value="1">
            <text:p>1</text:p>
          </table:table-cell>
          <table:table-cell office:value-type="float" office:value="0">
            <text:p>0</text:p>
          </table:table-cell>
          <table:table-cell office:value-type="string">
            <text:p>turn right </text:p>
          </table:table-cell>
        </table:table-row>
        <table:table-row table:style-name="ro1">
          <table:table-cell table:number-columns-repeated="2" office:value-type="float" office:value="1">
            <text:p>1</text:p>
          </table:table-cell>
          <table:table-cell office:value-type="string">
            <text:p>turn left</text:p>
          </table:table-cell>
        </table:table-row>
        <table:table-row table:style-name="ro1">
          <table:table-cell office:value-type="float" office:value="1">
            <text:p>1</text:p>
          </table:table-cell>
          <table:table-cell office:value-type="string">
            <text:p>x</text:p>
          </table:table-cell>
          <table:table-cell office:value-type="string">
            <text:p>turn right , step</text:p>
          </table:table-cell>
        </table:table-row>
        <table:table-row table:style-name="ro1">
          <table:table-cell office:value-type="string">
            <text:p>x</text:p>
          </table:table-cell>
          <table:table-cell office:value-type="float" office:value="0">
            <text:p>0</text:p>
          </table:table-cell>
          <table:table-cell office:value-type="string">
            <text:p>turn right </text:p>
          </table:table-cell>
        </table:table-row>
        <table:table-row table:style-name="ro1">
          <table:table-cell office:value-type="string">
            <text:p>x</text:p>
          </table:table-cell>
          <table:table-cell office:value-type="float" office:value="1">
            <text:p>1</text:p>
          </table:table-cell>
          <table:table-cell office:value-type="string">
            <text:p>step</text:p>
          </table:table-cell>
        </table:table-row>
        <table:table-row table:style-name="ro1">
          <table:table-cell table:number-columns-repeated="2" office:value-type="string">
            <text:p>x</text:p>
          </table:table-cell>
          <table:table-cell office:value-type="string">
            <text:p>turn right , step</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09/19/2013</text:date>, <text:time>11:28:27</text:time></text:p>
        </style:region-right>
      </style:header>
      <style:header-left style:display="false"/>
      <style:footer>
        <text:p>Page <text:page-number>1</text:page-number> / <text:page-count>99</text:page-count></text:p>
      </style:footer>
      <style:footer-left style:display="false"/>
    </style:master-page>
  </office:master-styles>
</office:document-styles>
</file>